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1600001BE94867353B.svm"/>
  <manifest:file-entry manifest:media-type="" manifest:full-path="Pictures/200000070000374C000004A84C8520D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monospace" svg:font-family="monospace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style:line-height-at-least="0.529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Heading_20_3">
      <style:text-properties fo:font-variant="normal" fo:text-transform="none" fo:color="#000000" style:font-name="verdana" fo:letter-spacing="normal" fo:font-style="normal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4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letter-spacing="normal" fo:font-style="normal" fo:font-weight="normal"/>
    </style:style>
    <style:style style:name="T7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style:font-name="Consolas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style:font-name="Consolas" fo:font-size="8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fo:color="#000000" style:font-name="Consolas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font-size="10pt" fo:letter-spacing="normal" style:font-size-asian="10pt" style:font-size-complex="10pt"/>
    </style:style>
    <style:style style:name="T13" style:family="text">
      <style:text-properties fo:font-variant="normal" fo:text-transform="none" fo:color="#000000" fo:font-size="6pt" fo:letter-spacing="normal" style:font-size-asian="6pt" style:font-size-complex="6pt"/>
    </style:style>
    <style:style style:name="T14" style:family="text">
      <style:text-properties fo:font-variant="normal" fo:text-transform="none" fo:color="#000000" fo:font-size="8pt" fo:letter-spacing="normal" style:font-size-asian="8pt" style:font-size-complex="8pt"/>
    </style:style>
    <style:style style:name="T15" style:family="text">
      <style:text-properties fo:font-variant="normal" fo:text-transform="none" fo:color="#000000" fo:font-size="9pt" fo:letter-spacing="normal" style:font-size-asian="9pt" style:font-size-complex="9pt"/>
    </style:style>
    <style:style style:name="T1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17" style:family="text">
      <style:text-properties fo:font-variant="normal" fo:text-transform="none" fo:color="#808080" style:font-name="Consolas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Начало работы c Angular</text:h>
      <text:p text:style-name="P3"><text:span text:style-name="T2">Для работы с Angular необходимо установить сервер </text:span><text:span text:style-name="T3">Node.js</text:span><text:span text:style-name="T2"> и пакетный менеджер </text:span><text:span text:style-name="T3">npm</text:span><text:span text:style-name="T2">, если они отсутствуют на рабочей машине. Для установки можно использовать  </text:span><text:a xlink:type="simple" xlink:href="https://nodejs.org/en/" text:style-name="Internet_20_link" text:visited-style-name="Visited_20_Internet_20_Link">https://nodejs.org/en/</text:a><text:span text:style-name="T2"> <text:s/>Вместе с сервером она также установит и npm. При этом особого какого-то знания для работы с NodeJS и npm не требуется.</text:span></text:p>
      <text:p text:style-name="P4">После установки необходимых инструментов создадим простейшее приложение. Для этого определим на жестком диске папку приложения. Путь она будет называться <text:span text:style-name="T1">helloapp</text:span>. В этой папке создадим новый файл <text:span text:style-name="T1">package.json</text:span> со следующим содержимым:</text:p>
      <text:p text:style-name="Standard"/>
      <text:p text:style-name="P2"><text:span text:style-name="Source_20_Text"><text:span text:style-name="T10">{</text:span></text:span></text:p>
      <text:p text:style-name="P2"><text:span text:style-name="Source_20_Text"><text:span text:style-name="T15">    </text:span></text:span><text:span text:style-name="Source_20_Text"><text:span text:style-name="T10">"name": "helloapp",</text:span></text:span></text:p>
      <text:p text:style-name="P2"><text:span text:style-name="Source_20_Text"><text:span text:style-name="T15">    </text:span></text:span><text:span text:style-name="Source_20_Text"><text:span text:style-name="T10">"version": "1.0.0",</text:span></text:span></text:p>
      <text:p text:style-name="P2"><text:span text:style-name="Source_20_Text"><text:span text:style-name="T15">    </text:span></text:span><text:span text:style-name="Source_20_Text"><text:span text:style-name="T10">"description": "First Angular 7 Project",</text:span></text:span></text:p>
      <text:p text:style-name="P2"><text:span text:style-name="Source_20_Text"><text:span text:style-name="T15">    </text:span></text:span><text:span text:style-name="Source_20_Text"><text:span text:style-name="T10">"author": "Eugene Popov &lt;metanit.com&gt;",</text:span></text:span></text:p>
      <text:p text:style-name="P2"><text:span text:style-name="Source_20_Text"><text:span text:style-name="T15">    </text:span></text:span><text:span text:style-name="Source_20_Text"><text:span text:style-name="T10">"scripts": {</text:span></text:span></text:p>
      <text:p text:style-name="P2"><text:span text:style-name="Source_20_Text"><text:span text:style-name="T15">        </text:span></text:span><text:span text:style-name="Source_20_Text"><text:span text:style-name="T10">"dev": "webpack-dev-server --hot --open",</text:span></text:span></text:p>
      <text:p text:style-name="P2"><text:span text:style-name="Source_20_Text"><text:span text:style-name="T15">        </text:span></text:span><text:span text:style-name="Source_20_Text"><text:span text:style-name="T10">"build": "webpack"</text:span></text:span></text:p>
      <text:p text:style-name="P2"><text:span text:style-name="Source_20_Text"><text:span text:style-name="T15">    </text:span></text:span><text:span text:style-name="Source_20_Text"><text:span text:style-name="T10">},</text:span></text:span></text:p>
      <text:p text:style-name="P2"><text:span text:style-name="Source_20_Text"><text:span text:style-name="T15">    </text:span></text:span><text:span text:style-name="Source_20_Text"><text:span text:style-name="T10">"dependencies": {</text:span></text:span></text:p>
      <text:p text:style-name="P2"><text:span text:style-name="Source_20_Text"><text:span text:style-name="T15">    </text:span></text:span><text:span text:style-name="Source_20_Text"><text:span text:style-name="T10">"@angular/common": "~7.0.0",</text:span></text:span></text:p>
      <text:p text:style-name="P2"><text:span text:style-name="Source_20_Text"><text:span text:style-name="T15">    </text:span></text:span><text:span text:style-name="Source_20_Text"><text:span text:style-name="T10">"@angular/compiler": "~7.0.0",</text:span></text:span></text:p>
      <text:p text:style-name="P2"><text:span text:style-name="Source_20_Text"><text:span text:style-name="T15">    </text:span></text:span><text:span text:style-name="Source_20_Text"><text:span text:style-name="T10">"@angular/core": "~7.0.0",</text:span></text:span></text:p>
      <text:p text:style-name="P2"><text:span text:style-name="Source_20_Text"><text:span text:style-name="T15">    </text:span></text:span><text:span text:style-name="Source_20_Text"><text:span text:style-name="T10">"@angular/forms": "~7.0.0",</text:span></text:span></text:p>
      <text:p text:style-name="P2"><text:span text:style-name="Source_20_Text"><text:span text:style-name="T15">    </text:span></text:span><text:span text:style-name="Source_20_Text"><text:span text:style-name="T10">"@angular/platform-browser": "~7.0.0",</text:span></text:span></text:p>
      <text:p text:style-name="P2"><text:span text:style-name="Source_20_Text"><text:span text:style-name="T15">    </text:span></text:span><text:span text:style-name="Source_20_Text"><text:span text:style-name="T10">"@angular/platform-browser-dynamic": "~7.0.0",</text:span></text:span></text:p>
      <text:p text:style-name="P2"><text:span text:style-name="Source_20_Text"><text:span text:style-name="T15">    </text:span></text:span><text:span text:style-name="Source_20_Text"><text:span text:style-name="T10">"@angular/router": "~7.0.0",</text:span></text:span></text:p>
      <text:p text:style-name="P2"><text:span text:style-name="Source_20_Text"><text:span text:style-name="T15">    </text:span></text:span><text:span text:style-name="Source_20_Text"><text:span text:style-name="T10">"core-js": "^2.5.7",</text:span></text:span></text:p>
      <text:p text:style-name="P2"><text:span text:style-name="Source_20_Text"><text:span text:style-name="T15">    </text:span></text:span><text:span text:style-name="Source_20_Text"><text:span text:style-name="T10">"rxjs":"^6.3.3",</text:span></text:span></text:p>
      <text:p text:style-name="P2"><text:span text:style-name="Source_20_Text"><text:span text:style-name="T15">    </text:span></text:span><text:span text:style-name="Source_20_Text"><text:span text:style-name="T10">"zone.js": "^0.8.26"</text:span></text:span></text:p>
      <text:p text:style-name="P2"><text:span text:style-name="Source_20_Text"><text:span text:style-name="T15">  </text:span></text:span><text:span text:style-name="Source_20_Text"><text:span text:style-name="T10">},</text:span></text:span></text:p>
      <text:p text:style-name="P2"><text:span text:style-name="Source_20_Text"><text:span text:style-name="T15">  </text:span></text:span><text:span text:style-name="Source_20_Text"><text:span text:style-name="T10">"devDependencies": {</text:span></text:span></text:p>
      <text:p text:style-name="P2"><text:span text:style-name="Source_20_Text"><text:span text:style-name="T15">    </text:span></text:span><text:span text:style-name="Source_20_Text"><text:span text:style-name="T10">"@types/node":"^10.12.0",</text:span></text:span></text:p>
      <text:p text:style-name="P2"><text:span text:style-name="Source_20_Text"><text:span text:style-name="T15">    </text:span></text:span><text:span text:style-name="Source_20_Text"><text:span text:style-name="T10">"typescript": "^3.0.0",</text:span></text:span></text:p>
      <text:p text:style-name="P2"><text:span text:style-name="Source_20_Text"><text:span text:style-name="T15">    </text:span></text:span><text:span text:style-name="Source_20_Text"><text:span text:style-name="T10">"webpack": "^4.21.0",</text:span></text:span></text:p>
      <text:p text:style-name="P2"><text:span text:style-name="Source_20_Text"><text:span text:style-name="T15">    </text:span></text:span><text:span text:style-name="Source_20_Text"><text:span text:style-name="T10">"webpack-cli": "^3.1.2",</text:span></text:span></text:p>
      <text:p text:style-name="P2"><text:span text:style-name="Source_20_Text"><text:span text:style-name="T15">    </text:span></text:span><text:span text:style-name="Source_20_Text"><text:span text:style-name="T10">"webpack-dev-server": "^3.1.9",</text:span></text:span></text:p>
      <text:p text:style-name="P2"><text:span text:style-name="Source_20_Text"><text:span text:style-name="T15">    </text:span></text:span><text:span text:style-name="Source_20_Text"><text:span text:style-name="T10">"angular2-template-loader": "^0.6.2",</text:span></text:span></text:p>
      <text:p text:style-name="P2"><text:span text:style-name="Source_20_Text"><text:span text:style-name="T15">    </text:span></text:span><text:span text:style-name="Source_20_Text"><text:span text:style-name="T10">"awesome-typescript-loader": "^5.2.1",</text:span></text:span></text:p>
      <text:p text:style-name="P2"><text:span text:style-name="Source_20_Text"><text:span text:style-name="T15">    </text:span></text:span><text:span text:style-name="Source_20_Text"><text:span text:style-name="T10">"uglifyjs-webpack-plugin": "^2.0.0"</text:span></text:span></text:p>
      <text:p text:style-name="P2"><text:span text:style-name="Source_20_Text"><text:span text:style-name="T15">  </text:span></text:span><text:span text:style-name="Source_20_Text"><text:span text:style-name="T10">}</text:span></text:span></text:p>
      <text:p text:style-name="P2"><text:span text:style-name="Source_20_Text"><text:span text:style-name="T10">}</text:span></text:span></text:p>
      <text:p text:style-name="Standard"/>
      <text:p text:style-name="P1"><text:span text:style-name="T2">Данный файл устанавливает пакеты и зависимости, которые будут использоваться проектом. В секции dependencies в основном определяются пакеты angular, которые необходимы приложению для работы. В секции devDependencies прописаны только те пакеты, которые будут использоваться для разработки. В частности, это пакеты для работы с языком typescript (так как мы будем писать код приложения на языке TypeScript), а также пакеты, необходимые для сборки приложения в один файл с помощью сборщика webpack.</text:span> </text:p>
      <text:p text:style-name="P1"/>
      <text:p text:style-name="P1"><text:span text:style-name="T2">И затем выполним команду </text:span><text:span text:style-name="Source_20_Text"><text:span text:style-name="T16">npm install</text:span></text:span><text:span text:style-name="T2">, которая установит все необходимые модули:</text:span> </text:p>
      <text:p text:style-name="P1"><draw:frame draw:style-name="fr1" draw:name="Графический объект1" text:anchor-type="paragraph" svg:x="0.146cm" svg:y="0.265cm" svg:width="14.155cm" svg:height="1.192cm" draw:z-index="0"><draw:image xlink:href="Pictures/200000070000374C000004A84C8520D8.svm" xlink:type="simple" xlink:show="embed" xlink:actuate="onLoad"/></draw:frame></text:p>
      <text:p text:style-name="P5"><text:soft-page-break/>После выполнения этой команды в папке проекта должна появиться подпапка <text:span text:style-name="T1">node_modules</text:span>, которая содержит все используемые зависимости и пакеты.</text:p>
      <text:p text:style-name="P4">Затем создадим в папке проекта подпапку, которую назовем <text:span text:style-name="T1">src</text:span> - она будет содержать все исходные файлы. И далее в папке src создадим подкаталог <text:span text:style-name="T1">app</text:span>.</text:p>
      <text:h text:style-name="P8" text:outline-level="3">Создание компонента Angular</text:h>
      <text:p text:style-name="P4">Компоненты представляют основные строительные блоки приложения Angular. Каждое приложение Angular имеет как минимум один компонент. Поэтому создадим в папке <text:span text:style-name="T1">src/app</text:span> новый файл, который назовем <text:span text:style-name="T1">app.component.ts</text:span> и в котором определим следующий код компонента:</text:p>
      <text:p text:style-name="P1"/>
      <text:p text:style-name="P1"><text:span text:style-name="Source_20_Text"><text:span text:style-name="T5">import</text:span></text:span><text:span text:style-name="T5"> </text:span><text:span text:style-name="Source_20_Text"><text:span text:style-name="T5">{ Component } from '@angular/core';</text:span></text:span></text:p>
      <text:p text:style-name="P2"><text:span text:style-name="Source_20_Text"><text:span text:style-name="T11">    </text:span></text:span><text:span text:style-name="T11"> </text:span></text:p>
      <text:p text:style-name="P2"><text:span text:style-name="Source_20_Text"><text:span text:style-name="T5">@Component({</text:span></text:span></text:p>
      <text:p text:style-name="P2"><text:span text:style-name="Source_20_Text"><text:span text:style-name="T11">    </text:span></text:span><text:span text:style-name="Source_20_Text"><text:span text:style-name="T5">selector: 'my-app',</text:span></text:span></text:p>
      <text:p text:style-name="P2"><text:span text:style-name="Source_20_Text"><text:span text:style-name="T11">    </text:span></text:span><text:span text:style-name="Source_20_Text"><text:span text:style-name="T5">template: `&lt;label&gt;Введите имя:&lt;/label&gt;</text:span></text:span></text:p>
      <text:p text:style-name="P2"><text:span text:style-name="Source_20_Text"><text:span text:style-name="T11">                 </text:span></text:span><text:span text:style-name="Source_20_Text"><text:span text:style-name="T5">&lt;input [(ngModel)]="name"</text:span></text:span><text:span text:style-name="T5"> </text:span><text:span text:style-name="Source_20_Text"><text:span text:style-name="T5">placeholder="name"&gt;</text:span></text:span></text:p>
      <text:p text:style-name="P2"><text:span text:style-name="Source_20_Text"><text:span text:style-name="T11">                 </text:span></text:span><text:span text:style-name="Source_20_Text"><text:span text:style-name="T5">&lt;h1&gt;Добро пожаловать {{name}}!&lt;/h1&gt;`</text:span></text:span></text:p>
      <text:p text:style-name="P2"><text:span text:style-name="Source_20_Text"><text:span text:style-name="T5">})</text:span></text:span></text:p>
      <text:p text:style-name="P2"><text:span text:style-name="Source_20_Text"><text:span text:style-name="T5">export</text:span></text:span><text:span text:style-name="T5"> </text:span><text:span text:style-name="Source_20_Text"><text:span text:style-name="T5">class</text:span></text:span><text:span text:style-name="T5"> </text:span><text:span text:style-name="Source_20_Text"><text:span text:style-name="T5">AppComponent { </text:span></text:span></text:p>
      <text:p text:style-name="P2"><text:span text:style-name="Source_20_Text"><text:span text:style-name="T11">    </text:span></text:span><text:span text:style-name="Source_20_Text"><text:span text:style-name="T5">name= '';</text:span></text:span></text:p>
      <text:p text:style-name="P2"><text:span text:style-name="Source_20_Text"><text:span text:style-name="T5">}</text:span></text:span></text:p>
      <text:p text:style-name="P1"/>
      <text:p text:style-name="P6"><text:span text:style-name="T2">В начале файла определяется директива </text:span><text:span text:style-name="T3">import</text:span><text:span text:style-name="T2">, которая импортирует функциональность модуля </text:span><text:span text:style-name="Source_20_Text"><text:span text:style-name="T16">angular/core</text:span></text:span><text:span text:style-name="T2">, предоставляя доступ к функции декоратора </text:span><text:span text:style-name="Source_20_Text"><text:span text:style-name="T16">@Component</text:span></text:span><text:span text:style-name="T2">.</text:span></text:p>
      <text:p text:style-name="P3"><text:span text:style-name="T2">Далее собственно идет функция-декоратор </text:span><text:span text:style-name="Source_20_Text"><text:span text:style-name="T16">@Component</text:span></text:span><text:span text:style-name="T2">, которая ассоциирует метаданные с классом компонента AppComponent. В этой функции, во-первых, определяется параметр </text:span><text:span text:style-name="Source_20_Text"><text:span text:style-name="T16">selector</text:span></text:span><text:span text:style-name="T2"> или селектор css для HTML-элемента, который будет представлять компонент. Во-вторых, здесь определяется параметр </text:span><text:span text:style-name="Source_20_Text"><text:span text:style-name="T16">template</text:span></text:span><text:span text:style-name="T2"> или шаблон, который указывает, как надо визуализировать компонент. В этом шаблоне задана двусторонняя привязка с помощью выражений </text:span><text:span text:style-name="Source_20_Text"><text:span text:style-name="T16">[(ngModel)]="name"</text:span></text:span><text:span text:style-name="T2"> и </text:span><text:span text:style-name="Source_20_Text"><text:span text:style-name="T16">{{name}}</text:span></text:span><text:span text:style-name="T2"> к некоторой модели name.</text:span></text:p>
      <text:p text:style-name="P4">И в конце собственно экспортируется класс компонента AppComponent, в котором как раз определяется модель name - в данном случае это пустая строка.</text:p>
      <text:h text:style-name="P8" text:outline-level="3">Создание модуля приложения</text:h>
      <text:p text:style-name="P4">Приложение Angular состоит из модулей. Модульная структура позволяет легко подгружать и задействовать только те модули, которые непосредственно необходимы. И каждое приложение имеет как минимум один корневой модуль. Поэтому создадим в папке <text:span text:style-name="T1">src/app</text:span> новый файл, который назовем <text:span text:style-name="T1">app.module.ts</text:span> со следующим содержимым:</text:p>
      <text:p text:style-name="P4"/>
      <text:p text:style-name="P1"><text:span text:style-name="Source_20_Text"><text:span text:style-name="T5">import</text:span></text:span><text:span text:style-name="T5"> </text:span><text:span text:style-name="Source_20_Text"><text:span text:style-name="T5">{ NgModule }      from '@angular/core';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{ BrowserModule } from '@angular/platform-browser';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{ FormsModule }   from '@angular/forms';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{ AppComponent }   from './app.component';</text:span></text:span></text:p>
      <text:p text:style-name="P2"><text:span text:style-name="Source_20_Text"><text:span text:style-name="T5">@NgModule({</text:span></text:span></text:p>
      <text:p text:style-name="P2"><text:span text:style-name="Source_20_Text"><text:span text:style-name="T11">    </text:span></text:span><text:span text:style-name="Source_20_Text"><text:span text:style-name="T5">imports:      [ BrowserModule, FormsModule ],</text:span></text:span></text:p>
      <text:p text:style-name="P2"><text:span text:style-name="Source_20_Text"><text:span text:style-name="T11">    </text:span></text:span><text:span text:style-name="Source_20_Text"><text:span text:style-name="T5">declarations: [ AppComponent ],</text:span></text:span></text:p>
      <text:p text:style-name="P2"><text:span text:style-name="Source_20_Text"><text:span text:style-name="T11">    </text:span></text:span><text:span text:style-name="Source_20_Text"><text:span text:style-name="T5">bootstrap:    [ AppComponent ]</text:span></text:span></text:p>
      <text:p text:style-name="P2"><text:span text:style-name="Source_20_Text"><text:span text:style-name="T5">})</text:span></text:span></text:p>
      <text:p text:style-name="P2"><text:span text:style-name="Source_20_Text"><text:span text:style-name="T5">export</text:span></text:span><text:span text:style-name="T5"> </text:span><text:span text:style-name="Source_20_Text"><text:span text:style-name="T5">class</text:span></text:span><text:span text:style-name="T5"> </text:span><text:span text:style-name="Source_20_Text"><text:span text:style-name="T5">AppModule { }</text:span></text:span></text:p>
      <text:p text:style-name="P1"/>
      <text:p text:style-name="P5"><text:soft-page-break/>Этот модуль, который в данном случае называется AppModule, будет входной точкой в приложение.</text:p>
      <text:p text:style-name="P4">С помощью директив <text:span text:style-name="T1">import</text:span> здесь импортируется ряд нужных нам модулей. Прежде всего, это модуль NgModule. Для работы с браузером также требуется модуль BrowserModule. Так как наш компонент использует элемент input или элемент формы, то также подключаем модуль FormsModule. И далее импортируется созданный ранее компонент.</text:p>
      <text:h text:style-name="P8" text:outline-level="3">Запуск приложения</text:h>
      <text:p text:style-name="P4">Теперь нам надо указать Angularу, как запускать наше приложение. Для этого создадим в папке <text:span text:style-name="T1">src</text:span> (на уровень выше, чем расположены файлы app.component.ts и app.module.ts) файл <text:span text:style-name="T1">main.ts</text:span> со следующим содержимым:</text:p>
      <text:p text:style-name="P1"><text:span text:style-name="Source_20_Text"><text:span text:style-name="T5">import</text:span></text:span><text:span text:style-name="T5"> </text:span><text:span text:style-name="Source_20_Text"><text:span text:style-name="T5">{ platformBrowserDynamic } from '@angular/platform-browser-dynamic';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{ AppModule } from './app/app.module';</text:span></text:span></text:p>
      <text:p text:style-name="P2"><text:span text:style-name="Source_20_Text"><text:span text:style-name="T5">const</text:span></text:span><text:span text:style-name="T5"> </text:span><text:span text:style-name="Source_20_Text"><text:span text:style-name="T5">platform = platformBrowserDynamic();</text:span></text:span></text:p>
      <text:p text:style-name="P2"><text:span text:style-name="Source_20_Text"><text:span text:style-name="T5">platform.bootstrapModule(AppModule);</text:span></text:span></text:p>
      <text:p text:style-name="P1"/>
      <text:p text:style-name="P5">Этот код инициализирует платформу, которая запускает приложение, и затем использует эту платформу для загрузки модуля AppModule.</text:p>
      <text:p text:style-name="P4">Также в папке <text:span text:style-name="T1">src</text:span> определим еще один файл, который назовем <text:span text:style-name="T1">polyfills.ts</text:span> со следующим кодом:</text:p>
      <text:p text:style-name="P1"><text:span text:style-name="Source_20_Text"><text:span text:style-name="T5">import</text:span></text:span><text:span text:style-name="T5"> </text:span><text:span text:style-name="Source_20_Text"><text:span text:style-name="T5">'core-js/es6';</text:span></text:span></text:p>
      <text:p text:style-name="P2"><text:span text:style-name="Source_20_Text"><text:span text:style-name="T5">// для поддержки Reflect Api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'core-js/es7/reflect';</text:span></text:span></text:p>
      <text:p text:style-name="P2"><text:span text:style-name="Source_20_Text"><text:span text:style-name="T5">// zone используется angular</text:span></text:span></text:p>
      <text:p text:style-name="P2"><text:span text:style-name="Source_20_Text"><text:span text:style-name="T5">import</text:span></text:span><text:span text:style-name="T5"> </text:span><text:span text:style-name="Source_20_Text"><text:span text:style-name="T5">'zone.js/dist/zone';</text:span></text:span></text:p>
      <text:p text:style-name="P1"/>
      <text:p text:style-name="P6"><text:span text:style-name="T2">Данный файл определяет полифилы - инструменты, которые необходимы для поддержки приложения на Angular старыми браузерами. В частности, первая большая группа полифилов предназвачена для работы в IE9-11. Однако если мы не планируем поддерживать этот браузер, то данную группу импорта пакетов можно не включать. Но в любом случае файл должен содержать импорт zone: </text:span><text:span text:style-name="Source_20_Text"><text:span text:style-name="T16">import 'zone.js/dist/zone'</text:span></text:span><text:span text:style-name="T2">.</text:span></text:p>
      <text:h text:style-name="P8" text:outline-level="3">Определение конфигурации</text:h>
      <text:p text:style-name="P4">Поскольку для определения кода приложения применяется язык TypeScript, поэтому также создадим в корневой папке проекта новый файл <text:span text:style-name="T1">tsconfig.json</text:span>:</text:p>
      <text:p text:style-name="P1"><text:span text:style-name="Source_20_Text"><text:span text:style-name="T5">{</text:span></text:span></text:p>
      <text:p text:style-name="P2"><text:span text:style-name="Source_20_Text"><text:span text:style-name="T11">    </text:span></text:span><text:span text:style-name="Source_20_Text"><text:span text:style-name="T5">"compilerOptions": {</text:span></text:span></text:p>
      <text:p text:style-name="P2"><text:span text:style-name="Source_20_Text"><text:span text:style-name="T11">      </text:span></text:span><text:span text:style-name="Source_20_Text"><text:span text:style-name="T5">"target": "es5",</text:span></text:span></text:p>
      <text:p text:style-name="P2"><text:span text:style-name="Source_20_Text"><text:span text:style-name="T11">      </text:span></text:span><text:span text:style-name="Source_20_Text"><text:span text:style-name="T5">"module": "es2015",</text:span></text:span></text:p>
      <text:p text:style-name="P2"><text:span text:style-name="Source_20_Text"><text:span text:style-name="T11">      </text:span></text:span><text:span text:style-name="Source_20_Text"><text:span text:style-name="T5">"moduleResolution": "node",</text:span></text:span></text:p>
      <text:p text:style-name="P2"><text:span text:style-name="Source_20_Text"><text:span text:style-name="T11">      </text:span></text:span><text:span text:style-name="Source_20_Text"><text:span text:style-name="T5">"sourceMap": true,</text:span></text:span></text:p>
      <text:p text:style-name="P2"><text:span text:style-name="Source_20_Text"><text:span text:style-name="T11">      </text:span></text:span><text:span text:style-name="Source_20_Text"><text:span text:style-name="T5">"emitDecoratorMetadata": true,</text:span></text:span></text:p>
      <text:p text:style-name="P2"><text:span text:style-name="Source_20_Text"><text:span text:style-name="T11">      </text:span></text:span><text:span text:style-name="Source_20_Text"><text:span text:style-name="T5">"experimentalDecorators": true,</text:span></text:span></text:p>
      <text:p text:style-name="P2"><text:span text:style-name="Source_20_Text"><text:span text:style-name="T11">      </text:span></text:span><text:span text:style-name="Source_20_Text"><text:span text:style-name="T5">"lib": [ "es2015", "dom"</text:span></text:span><text:span text:style-name="T5"> </text:span><text:span text:style-name="Source_20_Text"><text:span text:style-name="T5">],</text:span></text:span></text:p>
      <text:p text:style-name="P2"><text:span text:style-name="Source_20_Text"><text:span text:style-name="T11">      </text:span></text:span><text:span text:style-name="Source_20_Text"><text:span text:style-name="T5">"noImplicitAny": true,</text:span></text:span></text:p>
      <text:p text:style-name="P2"><text:span text:style-name="Source_20_Text"><text:span text:style-name="T11">      </text:span></text:span><text:span text:style-name="Source_20_Text"><text:span text:style-name="T5">"suppressImplicitAnyIndexErrors": true,</text:span></text:span></text:p>
      <text:p text:style-name="P2"><text:span text:style-name="Source_20_Text"><text:span text:style-name="T11">      </text:span></text:span><text:span text:style-name="Source_20_Text"><text:span text:style-name="T5">"typeRoots": [</text:span></text:span></text:p>
      <text:p text:style-name="P2"><text:span text:style-name="Source_20_Text"><text:span text:style-name="T11">        </text:span></text:span><text:span text:style-name="Source_20_Text"><text:span text:style-name="T5">"node_modules/@types/"</text:span></text:span></text:p>
      <text:p text:style-name="P2"><text:span text:style-name="Source_20_Text"><text:span text:style-name="T11">      </text:span></text:span><text:span text:style-name="Source_20_Text"><text:span text:style-name="T5">]</text:span></text:span></text:p>
      <text:p text:style-name="P2"><text:span text:style-name="Source_20_Text"><text:span text:style-name="T11">    </text:span></text:span><text:span text:style-name="Source_20_Text"><text:span text:style-name="T5">},</text:span></text:span></text:p>
      <text:p text:style-name="P2"><text:span text:style-name="Source_20_Text"><text:span text:style-name="T11">    </text:span></text:span><text:span text:style-name="Source_20_Text"><text:span text:style-name="T5">"exclude": [</text:span></text:span></text:p>
      <text:p text:style-name="P2"><text:span text:style-name="Source_20_Text"><text:span text:style-name="T11">        </text:span></text:span><text:span text:style-name="Source_20_Text"><text:span text:style-name="T5">"node_modules"</text:span></text:span></text:p>
      <text:p text:style-name="P2"><text:span text:style-name="Source_20_Text"><text:span text:style-name="T11">    </text:span></text:span><text:span text:style-name="Source_20_Text"><text:span text:style-name="T5">]</text:span></text:span></text:p>
      <text:p text:style-name="P2"><text:span text:style-name="Source_20_Text"><text:span text:style-name="T11">  </text:span></text:span><text:span text:style-name="Source_20_Text"><text:span text:style-name="T5">}</text:span></text:span></text:p>
      <text:p text:style-name="P5"><text:soft-page-break/>Данный файл определяет настройки для компилятора TypeScript. Опция "compilerOptions" устанавливает параметры компиляции. А опция "exclude" исключает из компиляции папку node_modules, которая содержит все загруженные пакеты.</text:p>
      <text:p text:style-name="P4">Если мы используем TypeScript для работы с Angular, то эти два файла фактически будут присутствовать в каждом проекте. И их можно переносить из проекта в проект с минимальными изменениями. Например, в файле package.json можно будет задать какие-то другие версии пакетов, если предыдущие версии устарели. Можно будет изменить название проекта, версию. Можно подправить настройки TypeScript, но в целом общая организация будет той же.</text:p>
      <text:p text:style-name="P4">Поскольку наше приложение будет разбито на несколько отдельных файлов, то для их сборки будем использовать популярняй сборщик <text:span text:style-name="T1">webpack</text:span>. Поэтому также определим в корневой папке проекта еще один файл <text:span text:style-name="T1">webpack.config.js</text:span>:</text:p>
      <text:p text:style-name="P1"/>
      <text:p text:style-name="P1"><text:span text:style-name="Source_20_Text"><text:span text:style-name="T5">var</text:span></text:span><text:span text:style-name="T5"> </text:span><text:span text:style-name="Source_20_Text"><text:span text:style-name="T5">path = require('path');</text:span></text:span></text:p>
      <text:p text:style-name="P2"><text:span text:style-name="Source_20_Text"><text:span text:style-name="T5">var</text:span></text:span><text:span text:style-name="T5"> </text:span><text:span text:style-name="Source_20_Text"><text:span text:style-name="T5">webpack = require('webpack');</text:span></text:span></text:p>
      <text:p text:style-name="P2"><text:span text:style-name="Source_20_Text"><text:span text:style-name="T5">var</text:span></text:span><text:span text:style-name="T5"> </text:span><text:span text:style-name="Source_20_Text"><text:span text:style-name="T5">UglifyJSPlugin = require('uglifyjs-webpack-plugin'); // плагин минимизации</text:span></text:span></text:p>
      <text:p text:style-name="P2"><text:span text:style-name="Source_20_Text"><text:span text:style-name="T5">module.exports = {</text:span></text:span></text:p>
      <text:p text:style-name="P2"><text:span text:style-name="Source_20_Text"><text:span text:style-name="T11">    </text:span></text:span><text:span text:style-name="Source_20_Text"><text:span text:style-name="T5">entry: {</text:span></text:span></text:p>
      <text:p text:style-name="P2"><text:span text:style-name="Source_20_Text"><text:span text:style-name="T11">        </text:span></text:span><text:span text:style-name="Source_20_Text"><text:span text:style-name="T5">'polyfills': './src/polyfills.ts',</text:span></text:span></text:p>
      <text:p text:style-name="P2"><text:span text:style-name="Source_20_Text"><text:span text:style-name="T11">        </text:span></text:span><text:span text:style-name="Source_20_Text"><text:span text:style-name="T5">'app': './src/main.ts'</text:span></text:span></text:p>
      <text:p text:style-name="P2"><text:span text:style-name="Source_20_Text"><text:span text:style-name="T11">      </text:span></text:span><text:span text:style-name="Source_20_Text"><text:span text:style-name="T5">},</text:span></text:span></text:p>
      <text:p text:style-name="P2"><text:span text:style-name="Source_20_Text"><text:span text:style-name="T11">   </text:span></text:span><text:span text:style-name="Source_20_Text"><text:span text:style-name="T5">output:{</text:span></text:span></text:p>
      <text:p text:style-name="P2"><text:span text:style-name="Source_20_Text"><text:span text:style-name="T11">       </text:span></text:span><text:span text:style-name="Source_20_Text"><text:span text:style-name="T5">path: path.resolve(__dirname, './public'),     // путь к каталогу выходных файлов - папка public</text:span></text:span></text:p>
      <text:p text:style-name="P2"><text:span text:style-name="Source_20_Text"><text:span text:style-name="T11">       </text:span></text:span><text:span text:style-name="Source_20_Text"><text:span text:style-name="T5">publicPath: '/public/',</text:span></text:span></text:p>
      <text:p text:style-name="P2"><text:span text:style-name="Source_20_Text"><text:span text:style-name="T11">       </text:span></text:span><text:span text:style-name="Source_20_Text"><text:span text:style-name="T5">filename: "[name].js"</text:span></text:span><text:span text:style-name="T5">       </text:span><text:span text:style-name="Source_20_Text"><text:span text:style-name="T5">// название создаваемого файла</text:span></text:span></text:p>
      <text:p text:style-name="P2"><text:span text:style-name="Source_20_Text"><text:span text:style-name="T11">   </text:span></text:span><text:span text:style-name="Source_20_Text"><text:span text:style-name="T5">},</text:span></text:span></text:p>
      <text:p text:style-name="P2"><text:span text:style-name="Source_20_Text"><text:span text:style-name="T11">   </text:span></text:span><text:span text:style-name="Source_20_Text"><text:span text:style-name="T5">resolve: {</text:span></text:span></text:p>
      <text:p text:style-name="P2"><text:span text:style-name="Source_20_Text"><text:span text:style-name="T11">    </text:span></text:span><text:span text:style-name="Source_20_Text"><text:span text:style-name="T5">extensions: ['.ts', '.js']</text:span></text:span></text:p>
      <text:p text:style-name="P2"><text:span text:style-name="Source_20_Text"><text:span text:style-name="T11">  </text:span></text:span><text:span text:style-name="Source_20_Text"><text:span text:style-name="T5">},</text:span></text:span></text:p>
      <text:p text:style-name="P2"><text:span text:style-name="Source_20_Text"><text:span text:style-name="T11">   </text:span></text:span><text:span text:style-name="Source_20_Text"><text:span text:style-name="T5">module:{</text:span></text:span></text:p>
      <text:p text:style-name="P2"><text:span text:style-name="Source_20_Text"><text:span text:style-name="T11">       </text:span></text:span><text:span text:style-name="Source_20_Text"><text:span text:style-name="T5">rules:[   //загрузчик для ts</text:span></text:span></text:p>
      <text:p text:style-name="P2"><text:span text:style-name="Source_20_Text"><text:span text:style-name="T11">           </text:span></text:span><text:span text:style-name="Source_20_Text"><text:span text:style-name="T5">{</text:span></text:span></text:p>
      <text:p text:style-name="P2"><text:span text:style-name="Source_20_Text"><text:span text:style-name="T11">               </text:span></text:span><text:span text:style-name="Source_20_Text"><text:span text:style-name="T5">test: /\.ts$/, // определяем тип файлов</text:span></text:span></text:p>
      <text:p text:style-name="P2"><text:span text:style-name="Source_20_Text"><text:span text:style-name="T11">               </text:span></text:span><text:span text:style-name="Source_20_Text"><text:span text:style-name="T5">use: [</text:span></text:span></text:p>
      <text:p text:style-name="P2"><text:span text:style-name="Source_20_Text"><text:span text:style-name="T11">                </text:span></text:span><text:span text:style-name="Source_20_Text"><text:span text:style-name="T5">{</text:span></text:span></text:p>
      <text:p text:style-name="P2"><text:span text:style-name="Source_20_Text"><text:span text:style-name="T11">                    </text:span></text:span><text:span text:style-name="Source_20_Text"><text:span text:style-name="T5">loader: 'awesome-typescript-loader',</text:span></text:span></text:p>
      <text:p text:style-name="P2"><text:span text:style-name="Source_20_Text"><text:span text:style-name="T11">                    </text:span></text:span><text:span text:style-name="Source_20_Text"><text:span text:style-name="T5">options: { configFileName: path.resolve(__dirname, 'tsconfig.json') }</text:span></text:span></text:p>
      <text:p text:style-name="P2"><text:span text:style-name="Source_20_Text"><text:span text:style-name="T11">                  </text:span></text:span><text:span text:style-name="Source_20_Text"><text:span text:style-name="T5">} ,</text:span></text:span></text:p>
      <text:p text:style-name="P2"><text:span text:style-name="Source_20_Text"><text:span text:style-name="T11">                   </text:span></text:span><text:span text:style-name="Source_20_Text"><text:span text:style-name="T5">'angular2-template-loader'</text:span></text:span></text:p>
      <text:p text:style-name="P2"><text:span text:style-name="Source_20_Text"><text:span text:style-name="T11">               </text:span></text:span><text:span text:style-name="Source_20_Text"><text:span text:style-name="T5">]</text:span></text:span></text:p>
      <text:p text:style-name="P2"><text:span text:style-name="Source_20_Text"><text:span text:style-name="T11">            </text:span></text:span><text:span text:style-name="Source_20_Text"><text:span text:style-name="T5">}</text:span></text:span></text:p>
      <text:p text:style-name="P2"><text:span text:style-name="Source_20_Text"><text:span text:style-name="T11">       </text:span></text:span><text:span text:style-name="Source_20_Text"><text:span text:style-name="T5">]</text:span></text:span></text:p>
      <text:p text:style-name="P2"><text:span text:style-name="Source_20_Text"><text:span text:style-name="T11">   </text:span></text:span><text:span text:style-name="Source_20_Text"><text:span text:style-name="T5">},</text:span></text:span></text:p>
      <text:p text:style-name="P2"><text:span text:style-name="Source_20_Text"><text:span text:style-name="T11">   </text:span></text:span><text:span text:style-name="Source_20_Text"><text:span text:style-name="T5">plugins: [</text:span></text:span></text:p>
      <text:p text:style-name="P2"><text:span text:style-name="Source_20_Text"><text:span text:style-name="T11">    </text:span></text:span><text:span text:style-name="Source_20_Text"><text:span text:style-name="T5">new</text:span></text:span><text:span text:style-name="T5"> </text:span><text:span text:style-name="Source_20_Text"><text:span text:style-name="T5">webpack.ContextReplacementPlugin(</text:span></text:span></text:p>
      <text:p text:style-name="P2"><text:span text:style-name="Source_20_Text"><text:span text:style-name="T11">        </text:span></text:span><text:span text:style-name="Source_20_Text"><text:span text:style-name="T5">/angular(\\|\/)core/,</text:span></text:span></text:p>
      <text:p text:style-name="P2"><text:span text:style-name="Source_20_Text"><text:span text:style-name="T11">        </text:span></text:span><text:span text:style-name="Source_20_Text"><text:span text:style-name="T5">path.resolve(__dirname, 'src'), // каталог с исходными файлами</text:span></text:span></text:p>
      <text:p text:style-name="P2"><text:span text:style-name="Source_20_Text"><text:span text:style-name="T11">      </text:span></text:span><text:span text:style-name="Source_20_Text"><text:span text:style-name="T5">{} // карта маршрутов</text:span></text:span></text:p>
      <text:p text:style-name="P2"><text:span text:style-name="Source_20_Text"><text:span text:style-name="T11">    </text:span></text:span><text:span text:style-name="Source_20_Text"><text:span text:style-name="T5">),</text:span></text:span></text:p>
      <text:p text:style-name="P2"><text:span text:style-name="Source_20_Text"><text:span text:style-name="T11">    </text:span></text:span><text:span text:style-name="Source_20_Text"><text:span text:style-name="T5">new</text:span></text:span><text:span text:style-name="T5"> </text:span><text:span text:style-name="Source_20_Text"><text:span text:style-name="T5">UglifyJSPlugin()</text:span></text:span></text:p>
      <text:p text:style-name="P2"><text:span text:style-name="Source_20_Text"><text:span text:style-name="T11">  </text:span></text:span><text:span text:style-name="Source_20_Text"><text:span text:style-name="T5">]</text:span></text:span></text:p>
      <text:p text:style-name="P2"><text:span text:style-name="Source_20_Text"><text:span text:style-name="T5">}</text:span></text:span></text:p>
      <text:p text:style-name="P1"/>
      <text:p text:style-name="P1"/>
      <text:p text:style-name="P5"><text:soft-page-break/>Данный файл предоставляет информацию загрузчику модулей о том, где искать модули приложения, а также регистрирует все необходимые пакеты.</text:p>
      <text:p text:style-name="P4">В данном случае я не буду подробно разбирать конфигурацию webpack, так как она более подробно разбирается в соответствующей теме. Отмечу только основные моменты. В секции entry определяются входные файлы для компиляции и имена сборок. В данном случае для файла "src/polyfills.ts" будет создаваться сборка "polyfills", а из файла "src/main.ts" (который в свою очередь подтягивает другие файлы приложения) будет комилироваться сборка "app".</text:p>
      <text:p text:style-name="P4">В секции output определяется, что сборки будут находиться в каталоге public, и для них будут созданы файлы с названиями сборок. Плейсхолдер [name] будет передать название сборки, то есть polyfills или app.</text:p>
      <text:p text:style-name="P4">В секции resolve указываются расширения, которые будут применяться к модулям в файлах typescript.</text:p>
      <text:p text:style-name="P3"><text:span text:style-name="T2">Секция </text:span><text:span text:style-name="T3">module.rules</text:span><text:span text:style-name="T2"> определяет загрузчики файлов typescript, которые будут использоваться для сборки проекта. По умолчанию Webpack понимает только файлы javascript, поэтому для файлов ts необходимы специальные инструменты - загрузчики. Здесь для загрузки файлов typescript применяются загрузчики </text:span><text:span text:style-name="Source_20_Text"><text:span text:style-name="T16">awesome-typescript-loader</text:span></text:span><text:span text:style-name="T2"> и </text:span><text:span text:style-name="Source_20_Text"><text:span text:style-name="T16">angular2-template-loader</text:span></text:span><text:span text:style-name="T2">.</text:span></text:p>
      <text:p text:style-name="P3"><text:span text:style-name="T2">Последняя часть файла - секция </text:span><text:span text:style-name="T3">plugins</text:span><text:span text:style-name="T2"> определяет плагины - вспомогательные инструменты, которые применяются при сборке. В частности, плагин </text:span><text:span text:style-name="Source_20_Text"><text:span text:style-name="T16">webpack.ContextReplacementPlugin</text:span></text:span><text:span text:style-name="T2"> позволяет управлять путями к файлам вне зависимости используем мы Windows или Linux. Плагин </text:span><text:span text:style-name="T3">UglifyJsPlugin</text:span><text:span text:style-name="T2"> минифицирует код сборок.</text:span></text:p>
      <text:h text:style-name="P8" text:outline-level="3">Создание главной страницы</text:h>
      <text:p text:style-name="P4">В конце определим главную страницу <text:span text:style-name="T1">index.html</text:span> в корневой папке проекта:</text:p>
      <text:p text:style-name="P1"><text:span text:style-name="Source_20_Text"><text:span text:style-name="T5">&lt;!DOCTYPE html&gt;</text:span></text:span></text:p>
      <text:p text:style-name="P2"><text:span text:style-name="Source_20_Text"><text:span text:style-name="T5">&lt;html&gt;</text:span></text:span></text:p>
      <text:p text:style-name="P2"><text:span text:style-name="Source_20_Text"><text:span text:style-name="T5">&lt;head&gt;</text:span></text:span></text:p>
      <text:p text:style-name="P2"><text:span text:style-name="Source_20_Text"><text:span text:style-name="T11">    </text:span></text:span><text:span text:style-name="Source_20_Text"><text:span text:style-name="T5">&lt;meta</text:span></text:span><text:span text:style-name="T5"> </text:span><text:span text:style-name="Source_20_Text"><text:span text:style-name="T17">charset</text:span></text:span><text:span text:style-name="Source_20_Text"><text:span text:style-name="T5">="utf-8"</text:span></text:span><text:span text:style-name="T5"> </text:span><text:span text:style-name="Source_20_Text"><text:span text:style-name="T5">/&gt;</text:span></text:span></text:p>
      <text:p text:style-name="P2"><text:span text:style-name="Source_20_Text"><text:span text:style-name="T11">    </text:span></text:span><text:span text:style-name="Source_20_Text"><text:span text:style-name="T5">&lt;title&gt;Hello Angular 7&lt;/title&gt;</text:span></text:span></text:p>
      <text:p text:style-name="P2"><text:span text:style-name="Source_20_Text"><text:span text:style-name="T5">&lt;/head&gt;</text:span></text:span></text:p>
      <text:p text:style-name="P2"><text:span text:style-name="Source_20_Text"><text:span text:style-name="T5">&lt;body&gt;</text:span></text:span></text:p>
      <text:p text:style-name="P2"><text:span text:style-name="Source_20_Text"><text:span text:style-name="T11">    </text:span></text:span><text:span text:style-name="Source_20_Text"><text:span text:style-name="T5">&lt;my-app&gt;Загрузка...&lt;/my-app&gt;</text:span></text:span></text:p>
      <text:p text:style-name="P2"><text:span text:style-name="Source_20_Text"><text:span text:style-name="T11">    </text:span></text:span><text:span text:style-name="Source_20_Text"><text:span text:style-name="T5">&lt;script</text:span></text:span><text:span text:style-name="T5"> </text:span><text:span text:style-name="Source_20_Text"><text:span text:style-name="T17">src</text:span></text:span><text:span text:style-name="Source_20_Text"><text:span text:style-name="T5">="public/polyfills.js"&gt;&lt;/script&gt;</text:span></text:span></text:p>
      <text:p text:style-name="P2"><text:span text:style-name="Source_20_Text"><text:span text:style-name="T11">    </text:span></text:span><text:span text:style-name="Source_20_Text"><text:span text:style-name="T5">&lt;script</text:span></text:span><text:span text:style-name="T5"> </text:span><text:span text:style-name="Source_20_Text"><text:span text:style-name="T17">src</text:span></text:span><text:span text:style-name="Source_20_Text"><text:span text:style-name="T5">="public/app.js"&gt;&lt;/script&gt;</text:span></text:span></text:p>
      <text:p text:style-name="P2"><text:span text:style-name="Source_20_Text"><text:span text:style-name="T5">&lt;/body&gt;</text:span></text:span></text:p>
      <text:p text:style-name="P2"><text:span text:style-name="Source_20_Text"><text:span text:style-name="T5">&lt;/html&gt;</text:span></text:span></text:p>
      <text:p text:style-name="P1"/>
      <text:p text:style-name="P6"><text:span text:style-name="T2">А в элементе body определен элемент </text:span><text:span text:style-name="Source_20_Text"><text:span text:style-name="T16">&lt;my-app&gt;</text:span></text:span><text:span text:style-name="T2">, в который собственно и будет загружаться приложение.</text:span></text:p>
      <text:p text:style-name="P4">Далее подгружаются скомпилированные и собранные с помощью TypeScript и Webpack сборки - polyfills.js и app.js.</text:p>
      <text:p text:style-name="P4"><draw:frame draw:style-name="fr1" draw:name="Графический объект2" text:anchor-type="paragraph" svg:x="0.228cm" svg:y="0.787cm" svg:width="4.15cm" svg:height="4.768cm" draw:z-index="1"><draw:image xlink:href="Pictures/200000070000181600001BE94867353B.svm" xlink:type="simple" xlink:show="embed" xlink:actuate="onLoad"/></draw:frame>В итоге у нас получится следующая структура проекта: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monospace" svg:font-family="monospace"/>
    <style:font-face style:name="verdana" svg:font-family="verdan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097cm" fo:margin-left="0.979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55S</meta:editing-duration>
    <meta:editing-cycles>14</meta:editing-cycles>
    <meta:generator>OpenOffice/4.1.6$Win32 OpenOffice.org_project/416m1$Build-9790</meta:generator>
    <dc:date>2019-05-24T13:27:38.35</dc:date>
    <dc:creator>Артем </dc:creator>
    <meta:document-statistic meta:table-count="0" meta:image-count="2" meta:object-count="0" meta:page-count="6" meta:paragraph-count="169" meta:word-count="1251" meta:character-count="10619"/>
    <meta:user-defined meta:name="Info 1"/>
    <meta:user-defined meta:name="Info 2"/>
    <meta:user-defined meta:name="Info 3"/>
    <meta:user-defined meta:name="Info 4"/>
  </office:meta>
</office:document-meta>
</file>